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808" officeooo:paragraph-rsid="000468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JavaScript do curso em video com Prof: Gustavo Guanabara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08:12:10.039959685</meta:creation-date>
    <meta:generator>LibreOffice/6.4.7.2$Linux_X86_64 LibreOffice_project/40$Build-2</meta:generator>
    <dc:date>2022-06-15T21:05:15.953741189</dc:date>
    <meta:editing-duration>PT59M18S</meta:editing-duration>
    <meta:editing-cycles>1</meta:editing-cycles>
    <meta:document-statistic meta:table-count="0" meta:image-count="0" meta:object-count="0" meta:page-count="1" meta:paragraph-count="1" meta:word-count="11" meta:character-count="66" meta:non-whitespace-character-count="55"/>
  </office:meta>
</office:document-meta>
</file>